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min</text:p>
          </table:table-cell>
          <table:table-cell/>
          <table:table-cell table:style-name="ce1" office:value-type="string" calcext:value-type="string">
            <text:p>Num de Transmisores</text:p>
          </table:table-cell>
          <table:table-cell table:style-name="ce1" office:value-type="string" calcext:value-type="string">
            <text:p>Num de Frecuencias</text:p>
          </table:table-cell>
          <table:table-cell table:style-name="ce8" office:value-type="string" calcext:value-type="string">
            <text:p>Costo promedio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400252326" calcext:value-type="float">
            <text:p>3400252326</text:p>
          </table:table-cell>
          <table:table-cell/>
          <table:table-cell table:style-name="ce2" office:value-type="float" office:value="184" calcext:value-type="float">
            <text:p>184</text:p>
          </table:table-cell>
          <table:table-cell table:style-name="ce5" office:value-type="float" office:value="39" calcext:value-type="float">
            <text:p>39</text:p>
          </table:table-cell>
          <table:table-cell table:style-name="ce9" table:formula="of:=AVERAGE([.C2:.C100])" office:value-type="float" office:value="4050775674.22222" calcext:value-type="float">
            <text:p>4050775674</text:p>
          </table:table-cell>
          <table:table-cell table:style-name="ce12" table:formula="of:=MAX([.C2:.C100])" office:value-type="float" office:value="4500277213" calcext:value-type="float">
            <text:p>4500277213</text:p>
          </table:table-cell>
          <table:table-cell table:style-name="ce14" table:formula="of:=MIN([.C2:.C100])" office:value-type="float" office:value="3400252326" calcext:value-type="float">
            <text:p>34002523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500270848" calcext:value-type="float">
            <text:p>3500270848</text:p>
          </table:table-cell>
          <table:table-cell/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49" calcext:value-type="float">
            <text:p>49</text:p>
          </table:table-cell>
          <table:table-cell table:style-name="ce10" table:formula="of:=AVERAGE([.C101:.C200])" office:value-type="float" office:value="3025213132.64" calcext:value-type="float">
            <text:p>3025213133</text:p>
          </table:table-cell>
          <table:table-cell table:style-name="ce13" table:formula="of:=MAX([.C101:.C200])" office:value-type="float" office:value="3400244386" calcext:value-type="float">
            <text:p>3400244386</text:p>
          </table:table-cell>
          <table:table-cell table:style-name="ce15" table:formula="of:=MIN([.C101:.C200])" office:value-type="float" office:value="2300216954" calcext:value-type="float">
            <text:p>23002169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600226704" calcext:value-type="float">
            <text:p>3600226704</text:p>
          </table:table-cell>
          <table:table-cell/>
          <table:table-cell table:style-name="ce4" office:value-type="float" office:value="184" calcext:value-type="float">
            <text:p>184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AVERAGE([.C201:.C300])" office:value-type="float" office:value="2797208393.79" calcext:value-type="float">
            <text:p>2797208394</text:p>
          </table:table-cell>
          <table:table-cell table:style-name="ce7" table:formula="of:=MAX([.C201:.C300])" office:value-type="float" office:value="3100240732" calcext:value-type="float">
            <text:p>3100240732</text:p>
          </table:table-cell>
          <table:table-cell table:style-name="ce16" table:formula="of:=MIN([.C201:.C300])" office:value-type="float" office:value="2400173618" calcext:value-type="float">
            <text:p>24001736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600288223" calcext:value-type="float">
            <text:p>3600288223</text:p>
          </table:table-cell>
          <table:table-cell/>
          <table:table-cell table:style-name="ce2" office:value-type="float" office:value="227" calcext:value-type="float">
            <text:p>227</text:p>
          </table:table-cell>
          <table:table-cell table:style-name="ce5" office:value-type="float" office:value="39" calcext:value-type="float">
            <text:p>39</text:p>
          </table:table-cell>
          <table:table-cell table:style-name="ce9" table:formula="of:=AVERAGE([.C301:.C399])" office:value-type="float" office:value="6307488225.82828" calcext:value-type="float">
            <text:p>6307488226</text:p>
          </table:table-cell>
          <table:table-cell table:style-name="ce5" table:formula="of:=MAX([.C301:.C399])" office:value-type="float" office:value="6700350581" calcext:value-type="float">
            <text:p>6700350581</text:p>
          </table:table-cell>
          <table:table-cell table:style-name="ce17" table:formula="of:=MIN([.C301:.C399])" office:value-type="float" office:value="5500390497" calcext:value-type="float">
            <text:p>55003904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700268413" calcext:value-type="float">
            <text:p>3700268413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 table:style-name="ce6" office:value-type="float" office:value="49" calcext:value-type="float">
            <text:p>49</text:p>
          </table:table-cell>
          <table:table-cell table:style-name="ce10" table:formula="of:=AVERAGE([.C400:.C499])" office:value-type="float" office:value="4730334915.51" calcext:value-type="float">
            <text:p>4730334916</text:p>
          </table:table-cell>
          <table:table-cell table:style-name="ce6" table:formula="of:=MAX([.C697:.C794])" office:value-type="float" office:value="6800373217" calcext:value-type="float">
            <text:p>6800373217</text:p>
          </table:table-cell>
          <table:table-cell table:style-name="ce18" table:formula="of:=MIN([.C697:.C794])" office:value-type="float" office:value="5300522862" calcext:value-type="float">
            <text:p>53005228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700275178" calcext:value-type="float">
            <text:p>3700275178</text:p>
          </table:table-cell>
          <table:table-cell/>
          <table:table-cell table:style-name="ce4" office:value-type="float" office:value="227" calcext:value-type="float">
            <text:p>227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AVERAGE([.C500:.C597])" office:value-type="float" office:value="4407445251.83673" calcext:value-type="float">
            <text:p>4407445252</text:p>
          </table:table-cell>
          <table:table-cell table:style-name="ce7" table:formula="of:=MAX([.C500:.C597])" office:value-type="float" office:value="4900279024" calcext:value-type="float">
            <text:p>4900279024</text:p>
          </table:table-cell>
          <table:table-cell table:style-name="ce16" table:formula="of:=MIN([.C500:.C597])" office:value-type="float" office:value="3500219618" calcext:value-type="float">
            <text:p>35002196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700301253" calcext:value-type="float">
            <text:p>3700301253</text:p>
          </table:table-cell>
          <table:table-cell/>
          <table:table-cell table:style-name="ce3" office:value-type="float" office:value="272" calcext:value-type="float">
            <text:p>272</text:p>
          </table:table-cell>
          <table:table-cell table:style-name="ce6" office:value-type="float" office:value="39" calcext:value-type="float">
            <text:p>39</text:p>
          </table:table-cell>
          <table:table-cell table:style-name="ce10" table:formula="of:=AVERAGE([.C598:.C696])" office:value-type="float" office:value="8135951134.9596" calcext:value-type="float">
            <text:p>8135951135</text:p>
          </table:table-cell>
          <table:table-cell table:style-name="ce6" table:formula="of:=MAX([.C598:.C696])" office:value-type="float" office:value="8700539677" calcext:value-type="float">
            <text:p>8700539677</text:p>
          </table:table-cell>
          <table:table-cell table:style-name="ce18" table:formula="of:=MIN([.C598:.C696])" office:value-type="float" office:value="7100593702" calcext:value-type="float">
            <text:p>71005937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700305003" calcext:value-type="float">
            <text:p>3700305003</text:p>
          </table:table-cell>
          <table:table-cell/>
          <table:table-cell table:style-name="ce3" office:value-type="float" office:value="272" calcext:value-type="float">
            <text:p>272</text:p>
          </table:table-cell>
          <table:table-cell table:style-name="ce6" office:value-type="float" office:value="49" calcext:value-type="float">
            <text:p>49</text:p>
          </table:table-cell>
          <table:table-cell table:style-name="ce10" table:formula="of:=AVERAGE([.C697:.C794])" office:value-type="float" office:value="6194347190.82653" calcext:value-type="float">
            <text:p>6194347191</text:p>
          </table:table-cell>
          <table:table-cell table:style-name="ce6" table:formula="of:=MAX([.C697:.C794])" office:value-type="float" office:value="6800373217" calcext:value-type="float">
            <text:p>6800373217</text:p>
          </table:table-cell>
          <table:table-cell table:style-name="ce18" table:formula="of:=MIN([.C697:.C794])" office:value-type="float" office:value="5300522862" calcext:value-type="float">
            <text:p>53005228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700308673" calcext:value-type="float">
            <text:p>3700308673</text:p>
          </table:table-cell>
          <table:table-cell/>
          <table:table-cell table:style-name="ce4" office:value-type="float" office:value="272" calcext:value-type="float">
            <text:p>27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AVERAGE([.C795:.C894])" office:value-type="float" office:value="5788449759.24" calcext:value-type="float">
            <text:p>5788449759</text:p>
          </table:table-cell>
          <table:table-cell table:style-name="ce7" table:formula="of:=MAX([.C795:.C894])" office:value-type="float" office:value="6200471373" calcext:value-type="float">
            <text:p>6200471373</text:p>
          </table:table-cell>
          <table:table-cell table:style-name="ce19" table:formula="of:=MIN([.C795:.C894])" office:value-type="float" office:value="4900420260" calcext:value-type="float">
            <text:p>49004202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700314149" calcext:value-type="float">
            <text:p>370031414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700314725" calcext:value-type="float">
            <text:p>370031472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800254293" calcext:value-type="float">
            <text:p>380025429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800255855" calcext:value-type="float">
            <text:p>380025585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800262149" calcext:value-type="float">
            <text:p>380026214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800272870" calcext:value-type="float">
            <text:p>380027287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800308277" calcext:value-type="float">
            <text:p>380030827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800323833" calcext:value-type="float">
            <text:p>380032383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800323833" calcext:value-type="float">
            <text:p>380032383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26158" calcext:value-type="float">
            <text:p>390022615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36498" calcext:value-type="float">
            <text:p>390023649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42506" calcext:value-type="float">
            <text:p>390024250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44790" calcext:value-type="float">
            <text:p>390024479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52528" calcext:value-type="float">
            <text:p>390025252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57394" calcext:value-type="float">
            <text:p>390025739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57478" calcext:value-type="float">
            <text:p>390025747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60674" calcext:value-type="float">
            <text:p>390026067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72071" calcext:value-type="float">
            <text:p>390027207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84756" calcext:value-type="float">
            <text:p>390028475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298730" calcext:value-type="float">
            <text:p>390029873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327205" calcext:value-type="float">
            <text:p>390032720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3900337479" calcext:value-type="float">
            <text:p>390033747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47535" calcext:value-type="float">
            <text:p>400024753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53024" calcext:value-type="float">
            <text:p>400025302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60155" calcext:value-type="float">
            <text:p>400026015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60710" calcext:value-type="float">
            <text:p>400026071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66971" calcext:value-type="float">
            <text:p>400026697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67546" calcext:value-type="float">
            <text:p>400026754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83252" calcext:value-type="float">
            <text:p>400028325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94251" calcext:value-type="float">
            <text:p>400029425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95222" calcext:value-type="float">
            <text:p>400029522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298695" calcext:value-type="float">
            <text:p>400029869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302529" calcext:value-type="float">
            <text:p>400030252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000326788" calcext:value-type="float">
            <text:p>400032678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22175" calcext:value-type="float">
            <text:p>410022217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22540" calcext:value-type="float">
            <text:p>410022254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43162" calcext:value-type="float">
            <text:p>410024316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43666" calcext:value-type="float">
            <text:p>410024366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45368" calcext:value-type="float">
            <text:p>410024536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62752" calcext:value-type="float">
            <text:p>410026275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64410" calcext:value-type="float">
            <text:p>410026441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64444" calcext:value-type="float">
            <text:p>410026444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67375" calcext:value-type="float">
            <text:p>410026737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75723" calcext:value-type="float">
            <text:p>410027572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79429" calcext:value-type="float">
            <text:p>410027942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79988" calcext:value-type="float">
            <text:p>410027998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85286" calcext:value-type="float">
            <text:p>410028528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88578" calcext:value-type="float">
            <text:p>410028857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91657" calcext:value-type="float">
            <text:p>410029165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96169" calcext:value-type="float">
            <text:p>410029616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299232" calcext:value-type="float">
            <text:p>410029923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301075" calcext:value-type="float">
            <text:p>410030107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327814" calcext:value-type="float">
            <text:p>410032781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100370287" calcext:value-type="float">
            <text:p>410037028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17416" calcext:value-type="float">
            <text:p>420021741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27435" calcext:value-type="float">
            <text:p>420022743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29690" calcext:value-type="float">
            <text:p>420022969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31833" calcext:value-type="float">
            <text:p>420023183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35083" calcext:value-type="float">
            <text:p>420023508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45618" calcext:value-type="float">
            <text:p>420024561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46382" calcext:value-type="float">
            <text:p>420024638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49339" calcext:value-type="float">
            <text:p>420024933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60199" calcext:value-type="float">
            <text:p>420026019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70981" calcext:value-type="float">
            <text:p>420027098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70981" calcext:value-type="float">
            <text:p>420027098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85814" calcext:value-type="float">
            <text:p>420028581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86910" calcext:value-type="float">
            <text:p>420028691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287898" calcext:value-type="float">
            <text:p>420028789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303521" calcext:value-type="float">
            <text:p>420030352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307948" calcext:value-type="float">
            <text:p>420030794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200312208" calcext:value-type="float">
            <text:p>420031220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181480" calcext:value-type="float">
            <text:p>430018148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197882" calcext:value-type="float">
            <text:p>430019788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24636" calcext:value-type="float">
            <text:p>430022463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25328" calcext:value-type="float">
            <text:p>430022532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26102" calcext:value-type="float">
            <text:p>430022610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31630" calcext:value-type="float">
            <text:p>430023163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35236" calcext:value-type="float">
            <text:p>430023523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45399" calcext:value-type="float">
            <text:p>430024539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48607" calcext:value-type="float">
            <text:p>430024860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70666" calcext:value-type="float">
            <text:p>430027066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278188" calcext:value-type="float">
            <text:p>430027818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309616" calcext:value-type="float">
            <text:p>430030961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317364" calcext:value-type="float">
            <text:p>430031736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333149" calcext:value-type="float">
            <text:p>430033314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300345954" calcext:value-type="float">
            <text:p>430034595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400208395" calcext:value-type="float">
            <text:p>440020839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400227907" calcext:value-type="float">
            <text:p>440022790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500225060" calcext:value-type="float">
            <text:p>450022506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4500277213" calcext:value-type="float">
            <text:p>450027721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300216954" calcext:value-type="float">
            <text:p>230021695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300237659" calcext:value-type="float">
            <text:p>230023765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600176866" calcext:value-type="float">
            <text:p>260017686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700199480" calcext:value-type="float">
            <text:p>270019948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700215371" calcext:value-type="float">
            <text:p>270021537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700217212" calcext:value-type="float">
            <text:p>270021721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700238487" calcext:value-type="float">
            <text:p>270023848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700250335" calcext:value-type="float">
            <text:p>270025033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700268280" calcext:value-type="float">
            <text:p>270026828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159191" calcext:value-type="float">
            <text:p>28001591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187891" calcext:value-type="float">
            <text:p>28001878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214692" calcext:value-type="float">
            <text:p>280021469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216529" calcext:value-type="float">
            <text:p>280021652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235040" calcext:value-type="float">
            <text:p>280023504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235392" calcext:value-type="float">
            <text:p>280023539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236001" calcext:value-type="float">
            <text:p>280023600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241623" calcext:value-type="float">
            <text:p>280024162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243152" calcext:value-type="float">
            <text:p>280024315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282075" calcext:value-type="float">
            <text:p>280028207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800302883" calcext:value-type="float">
            <text:p>280030288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152117" calcext:value-type="float">
            <text:p>290015211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154756" calcext:value-type="float">
            <text:p>290015475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179954" calcext:value-type="float">
            <text:p>290017995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182225" calcext:value-type="float">
            <text:p>290018222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185635" calcext:value-type="float">
            <text:p>290018563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192177" calcext:value-type="float">
            <text:p>290019217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209336" calcext:value-type="float">
            <text:p>290020933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222838" calcext:value-type="float">
            <text:p>290022283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231006" calcext:value-type="float">
            <text:p>290023100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2900240233" calcext:value-type="float">
            <text:p>290024023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175844" calcext:value-type="float">
            <text:p>300017584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175894" calcext:value-type="float">
            <text:p>300017589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179389" calcext:value-type="float">
            <text:p>300017938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186529" calcext:value-type="float">
            <text:p>300018652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190324" calcext:value-type="float">
            <text:p>300019032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190324" calcext:value-type="float">
            <text:p>300019032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193907" calcext:value-type="float">
            <text:p>300019390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194136" calcext:value-type="float">
            <text:p>300019413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09688" calcext:value-type="float">
            <text:p>300020968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11469" calcext:value-type="float">
            <text:p>300021146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12738" calcext:value-type="float">
            <text:p>300021273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17032" calcext:value-type="float">
            <text:p>300021703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21378" calcext:value-type="float">
            <text:p>300022137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25406" calcext:value-type="float">
            <text:p>300022540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31748" calcext:value-type="float">
            <text:p>300023174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35121" calcext:value-type="float">
            <text:p>300023512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42195" calcext:value-type="float">
            <text:p>300024219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47903" calcext:value-type="float">
            <text:p>300024790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50324" calcext:value-type="float">
            <text:p>300025032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52154" calcext:value-type="float">
            <text:p>300025215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256544" calcext:value-type="float">
            <text:p>300025654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000302992" calcext:value-type="float">
            <text:p>300030299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25970" calcext:value-type="float">
            <text:p>310012597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65979" calcext:value-type="float">
            <text:p>310016597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67792" calcext:value-type="float">
            <text:p>310016779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73295" calcext:value-type="float">
            <text:p>310017329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73406" calcext:value-type="float">
            <text:p>310017340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74795" calcext:value-type="float">
            <text:p>310017479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92103" calcext:value-type="float">
            <text:p>310019210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94753" calcext:value-type="float">
            <text:p>310019475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95211" calcext:value-type="float">
            <text:p>310019521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199423" calcext:value-type="float">
            <text:p>310019942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02180" calcext:value-type="float">
            <text:p>310020218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02374" calcext:value-type="float">
            <text:p>310020237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06798" calcext:value-type="float">
            <text:p>310020679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23026" calcext:value-type="float">
            <text:p>310022302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25540" calcext:value-type="float">
            <text:p>310022554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27508" calcext:value-type="float">
            <text:p>310022750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30970" calcext:value-type="float">
            <text:p>310023097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36437" calcext:value-type="float">
            <text:p>310023643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39148" calcext:value-type="float">
            <text:p>310023914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58153" calcext:value-type="float">
            <text:p>310025815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61968" calcext:value-type="float">
            <text:p>310026196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100266158" calcext:value-type="float">
            <text:p>310026615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165760" calcext:value-type="float">
            <text:p>320016576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185565" calcext:value-type="float">
            <text:p>320018556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192615" calcext:value-type="float">
            <text:p>320019261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193588" calcext:value-type="float">
            <text:p>320019358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193632" calcext:value-type="float">
            <text:p>320019363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195248" calcext:value-type="float">
            <text:p>320019524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210507" calcext:value-type="float">
            <text:p>320021050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213836" calcext:value-type="float">
            <text:p>320021383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214200" calcext:value-type="float">
            <text:p>320021420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220462" calcext:value-type="float">
            <text:p>320022046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226407" calcext:value-type="float">
            <text:p>320022640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250846" calcext:value-type="float">
            <text:p>320025084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200275160" calcext:value-type="float">
            <text:p>320027516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300152835" calcext:value-type="float">
            <text:p>330015283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300178353" calcext:value-type="float">
            <text:p>330017835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300178353" calcext:value-type="float">
            <text:p>330017835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300187082" calcext:value-type="float">
            <text:p>330018708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300217921" calcext:value-type="float">
            <text:p>330021792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300239330" calcext:value-type="float">
            <text:p>330023933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300248517" calcext:value-type="float">
            <text:p>330024851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400180451" calcext:value-type="float">
            <text:p>340018045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400207441" calcext:value-type="float">
            <text:p>340020744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400222161" calcext:value-type="float">
            <text:p>340022216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400223035" calcext:value-type="float">
            <text:p>340022303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400224157" calcext:value-type="float">
            <text:p>340022415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float" office:value="3400244386" calcext:value-type="float">
            <text:p>340024438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400173618" calcext:value-type="float">
            <text:p>240017361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400189593" calcext:value-type="float">
            <text:p>240018959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400203343" calcext:value-type="float">
            <text:p>240020334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500144937" calcext:value-type="float">
            <text:p>250014493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500144937" calcext:value-type="float">
            <text:p>250014493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500207417" calcext:value-type="float">
            <text:p>250020741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500223223" calcext:value-type="float">
            <text:p>250022322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500243129" calcext:value-type="float">
            <text:p>250024312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500245928" calcext:value-type="float">
            <text:p>250024592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500245928" calcext:value-type="float">
            <text:p>250024592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149004" calcext:value-type="float">
            <text:p>260014900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151227" calcext:value-type="float">
            <text:p>260015122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05433" calcext:value-type="float">
            <text:p>260020543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07887" calcext:value-type="float">
            <text:p>260020788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11052" calcext:value-type="float">
            <text:p>260021105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18753" calcext:value-type="float">
            <text:p>260021875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23377" calcext:value-type="float">
            <text:p>260022337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24071" calcext:value-type="float">
            <text:p>260022407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35015" calcext:value-type="float">
            <text:p>260023501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40719" calcext:value-type="float">
            <text:p>260024071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600264645" calcext:value-type="float">
            <text:p>260026464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171095" calcext:value-type="float">
            <text:p>270017109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176861" calcext:value-type="float">
            <text:p>270017686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180415" calcext:value-type="float">
            <text:p>270018041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181169" calcext:value-type="float">
            <text:p>270018116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197213" calcext:value-type="float">
            <text:p>270019721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207980" calcext:value-type="float">
            <text:p>270020798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209977" calcext:value-type="float">
            <text:p>270020997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211688" calcext:value-type="float">
            <text:p>270021168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211749" calcext:value-type="float">
            <text:p>270021174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212976" calcext:value-type="float">
            <text:p>270021297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220780" calcext:value-type="float">
            <text:p>270022078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700223279" calcext:value-type="float">
            <text:p>270022327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73023" calcext:value-type="float">
            <text:p>280017302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75728" calcext:value-type="float">
            <text:p>280017572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76288" calcext:value-type="float">
            <text:p>280017628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79521" calcext:value-type="float">
            <text:p>280017952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79940" calcext:value-type="float">
            <text:p>280017994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82144" calcext:value-type="float">
            <text:p>280018214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82543" calcext:value-type="float">
            <text:p>280018254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84036" calcext:value-type="float">
            <text:p>280018403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92126" calcext:value-type="float">
            <text:p>280019212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92126" calcext:value-type="float">
            <text:p>280019212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96750" calcext:value-type="float">
            <text:p>280019675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96985" calcext:value-type="float">
            <text:p>280019698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97795" calcext:value-type="float">
            <text:p>280019779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198743" calcext:value-type="float">
            <text:p>280019874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00936" calcext:value-type="float">
            <text:p>280020093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02058" calcext:value-type="float">
            <text:p>280020205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04636" calcext:value-type="float">
            <text:p>280020463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06110" calcext:value-type="float">
            <text:p>280020611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08444" calcext:value-type="float">
            <text:p>280020844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11739" calcext:value-type="float">
            <text:p>280021173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20465" calcext:value-type="float">
            <text:p>280022046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25978" calcext:value-type="float">
            <text:p>280022597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72606" calcext:value-type="float">
            <text:p>280027260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00290458" calcext:value-type="float">
            <text:p>280029045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69107" calcext:value-type="float">
            <text:p>290016910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69271" calcext:value-type="float">
            <text:p>290016927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81318" calcext:value-type="float">
            <text:p>290018131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81458" calcext:value-type="float">
            <text:p>290018145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86571" calcext:value-type="float">
            <text:p>290018657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88842" calcext:value-type="float">
            <text:p>290018884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90064" calcext:value-type="float">
            <text:p>290019006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90410" calcext:value-type="float">
            <text:p>290019041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91639" calcext:value-type="float">
            <text:p>290019163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98201" calcext:value-type="float">
            <text:p>290019820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199914" calcext:value-type="float">
            <text:p>290019991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05752" calcext:value-type="float">
            <text:p>290020575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06240" calcext:value-type="float">
            <text:p>290020624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11917" calcext:value-type="float">
            <text:p>290021191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12430" calcext:value-type="float">
            <text:p>290021243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14170" calcext:value-type="float">
            <text:p>290021417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14578" calcext:value-type="float">
            <text:p>2900214578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17025" calcext:value-type="float">
            <text:p>2900217025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20060" calcext:value-type="float">
            <text:p>290022006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20912" calcext:value-type="float">
            <text:p>290022091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31651" calcext:value-type="float">
            <text:p>290023165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42940" calcext:value-type="float">
            <text:p>290024294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51264" calcext:value-type="float">
            <text:p>290025126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59986" calcext:value-type="float">
            <text:p>290025998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68584" calcext:value-type="float">
            <text:p>290026858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269390" calcext:value-type="float">
            <text:p>290026939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900312460" calcext:value-type="float">
            <text:p>290031246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143354" calcext:value-type="float">
            <text:p>300014335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175000" calcext:value-type="float">
            <text:p>300017500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179542" calcext:value-type="float">
            <text:p>3000179542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202544" calcext:value-type="float">
            <text:p>3000202544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207863" calcext:value-type="float">
            <text:p>300020786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211353" calcext:value-type="float">
            <text:p>3000211353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229950" calcext:value-type="float">
            <text:p>300022995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244091" calcext:value-type="float">
            <text:p>30002440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245357" calcext:value-type="float">
            <text:p>300024535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256780" calcext:value-type="float">
            <text:p>300025678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000261661" calcext:value-type="float">
            <text:p>300026166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100194090" calcext:value-type="float">
            <text:p>310019409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100207257" calcext:value-type="float">
            <text:p>3100207257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100211469" calcext:value-type="float">
            <text:p>310021146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100212586" calcext:value-type="float">
            <text:p>310021258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3100240732" calcext:value-type="float">
            <text:p>310024073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500390497" calcext:value-type="float">
            <text:p>550039049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600420457" calcext:value-type="float">
            <text:p>560042045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700389877" calcext:value-type="float">
            <text:p>570038987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700417398" calcext:value-type="float">
            <text:p>570041739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700453856" calcext:value-type="float">
            <text:p>570045385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800411808" calcext:value-type="float">
            <text:p>580041180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800455647" calcext:value-type="float">
            <text:p>58004556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900407076" calcext:value-type="float">
            <text:p>590040707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900441397" calcext:value-type="float">
            <text:p>590044139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900447480" calcext:value-type="float">
            <text:p>590044748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000350521" calcext:value-type="float">
            <text:p>600035052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000385201" calcext:value-type="float">
            <text:p>600038520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000408534" calcext:value-type="float">
            <text:p>600040853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000443830" calcext:value-type="float">
            <text:p>600044383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100398955" calcext:value-type="float">
            <text:p>610039895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100409382" calcext:value-type="float">
            <text:p>610040938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100428869" calcext:value-type="float">
            <text:p>610042886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100432484" calcext:value-type="float">
            <text:p>610043248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100464703" calcext:value-type="float">
            <text:p>610046470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100476542" calcext:value-type="float">
            <text:p>610047654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100486949" calcext:value-type="float">
            <text:p>61004869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361079" calcext:value-type="float">
            <text:p>620036107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390479" calcext:value-type="float">
            <text:p>620039047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392233" calcext:value-type="float">
            <text:p>620039223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407530" calcext:value-type="float">
            <text:p>620040753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416433" calcext:value-type="float">
            <text:p>620041643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463919" calcext:value-type="float">
            <text:p>620046391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484823" calcext:value-type="float">
            <text:p>620048482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503069" calcext:value-type="float">
            <text:p>620050306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200506366" calcext:value-type="float">
            <text:p>620050636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30635" calcext:value-type="float">
            <text:p>630033063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46205" calcext:value-type="float">
            <text:p>630034620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54690" calcext:value-type="float">
            <text:p>630035469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54690" calcext:value-type="float">
            <text:p>630035469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64009" calcext:value-type="float">
            <text:p>630036400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76434" calcext:value-type="float">
            <text:p>630037643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89255" calcext:value-type="float">
            <text:p>630038925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94570" calcext:value-type="float">
            <text:p>630039457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397113" calcext:value-type="float">
            <text:p>630039711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01305" calcext:value-type="float">
            <text:p>630040130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27472" calcext:value-type="float">
            <text:p>630042747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32987" calcext:value-type="float">
            <text:p>630043298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36742" calcext:value-type="float">
            <text:p>630043674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43545" calcext:value-type="float">
            <text:p>630044354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49709" calcext:value-type="float">
            <text:p>630044970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65908" calcext:value-type="float">
            <text:p>630046590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82446" calcext:value-type="float">
            <text:p>630048244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497900" calcext:value-type="float">
            <text:p>630049790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300510040" calcext:value-type="float">
            <text:p>630051004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354015" calcext:value-type="float">
            <text:p>640035401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366250" calcext:value-type="float">
            <text:p>640036625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367864" calcext:value-type="float">
            <text:p>640036786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390407" calcext:value-type="float">
            <text:p>640039040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393942" calcext:value-type="float">
            <text:p>640039394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398150" calcext:value-type="float">
            <text:p>640039815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398839" calcext:value-type="float">
            <text:p>640039883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415691" calcext:value-type="float">
            <text:p>640041569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418061" calcext:value-type="float">
            <text:p>640041806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435263" calcext:value-type="float">
            <text:p>640043526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437339" calcext:value-type="float">
            <text:p>640043733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447286" calcext:value-type="float">
            <text:p>640044728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455302" calcext:value-type="float">
            <text:p>640045530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485917" calcext:value-type="float">
            <text:p>64004859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487886" calcext:value-type="float">
            <text:p>640048788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400511960" calcext:value-type="float">
            <text:p>640051196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331480" calcext:value-type="float">
            <text:p>650033148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348474" calcext:value-type="float">
            <text:p>650034847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358194" calcext:value-type="float">
            <text:p>650035819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365276" calcext:value-type="float">
            <text:p>650036527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370200" calcext:value-type="float">
            <text:p>650037020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372709" calcext:value-type="float">
            <text:p>650037270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376893" calcext:value-type="float">
            <text:p>650037689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392857" calcext:value-type="float">
            <text:p>650039285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00347" calcext:value-type="float">
            <text:p>65004003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02028" calcext:value-type="float">
            <text:p>650040202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04860" calcext:value-type="float">
            <text:p>650040486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11538" calcext:value-type="float">
            <text:p>650041153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13206" calcext:value-type="float">
            <text:p>650041320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17403" calcext:value-type="float">
            <text:p>650041740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19325" calcext:value-type="float">
            <text:p>650041932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28102" calcext:value-type="float">
            <text:p>650042810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31287" calcext:value-type="float">
            <text:p>650043128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35413" calcext:value-type="float">
            <text:p>650043541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36798" calcext:value-type="float">
            <text:p>650043679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77911" calcext:value-type="float">
            <text:p>650047791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82066" calcext:value-type="float">
            <text:p>650048206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500494213" calcext:value-type="float">
            <text:p>650049421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384087" calcext:value-type="float">
            <text:p>660038408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386962" calcext:value-type="float">
            <text:p>660038696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386962" calcext:value-type="float">
            <text:p>660038696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390606" calcext:value-type="float">
            <text:p>660039060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408093" calcext:value-type="float">
            <text:p>660040809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408093" calcext:value-type="float">
            <text:p>660040809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417030" calcext:value-type="float">
            <text:p>660041703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423801" calcext:value-type="float">
            <text:p>660042380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425796" calcext:value-type="float">
            <text:p>660042579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445676" calcext:value-type="float">
            <text:p>660044567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600468869" calcext:value-type="float">
            <text:p>660046886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6700350581" calcext:value-type="float">
            <text:p>670035058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3800317827" calcext:value-type="float">
            <text:p>38003178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200337890" calcext:value-type="float">
            <text:p>420033789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200347001" calcext:value-type="float">
            <text:p>420034700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200374949" calcext:value-type="float">
            <text:p>42003749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300290153" calcext:value-type="float">
            <text:p>430029015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300303649" calcext:value-type="float">
            <text:p>43003036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300320444" calcext:value-type="float">
            <text:p>430032044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300330781" calcext:value-type="float">
            <text:p>430033078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300372973" calcext:value-type="float">
            <text:p>430037297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400268311" calcext:value-type="float">
            <text:p>440026831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400311258" calcext:value-type="float">
            <text:p>440031125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400316866" calcext:value-type="float">
            <text:p>440031686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400351154" calcext:value-type="float">
            <text:p>440035115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400404077" calcext:value-type="float">
            <text:p>440040407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400404077" calcext:value-type="float">
            <text:p>440040407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500313337" calcext:value-type="float">
            <text:p>450031333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500331451" calcext:value-type="float">
            <text:p>450033145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500333966" calcext:value-type="float">
            <text:p>450033396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500337410" calcext:value-type="float">
            <text:p>450033741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500345491" calcext:value-type="float">
            <text:p>450034549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500350972" calcext:value-type="float">
            <text:p>450035097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500356092" calcext:value-type="float">
            <text:p>450035609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600287192" calcext:value-type="float">
            <text:p>460028719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600291838" calcext:value-type="float">
            <text:p>460029183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600313658" calcext:value-type="float">
            <text:p>460031365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600360296" calcext:value-type="float">
            <text:p>460036029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600375629" calcext:value-type="float">
            <text:p>460037562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600392493" calcext:value-type="float">
            <text:p>460039249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600410714" calcext:value-type="float">
            <text:p>460041071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272113" calcext:value-type="float">
            <text:p>470027211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285150" calcext:value-type="float">
            <text:p>470028515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286615" calcext:value-type="float">
            <text:p>470028661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03044" calcext:value-type="float">
            <text:p>470030304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10351" calcext:value-type="float">
            <text:p>470031035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19141" calcext:value-type="float">
            <text:p>470031914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19224" calcext:value-type="float">
            <text:p>470031922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33328" calcext:value-type="float">
            <text:p>470033332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35692" calcext:value-type="float">
            <text:p>470033569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60580" calcext:value-type="float">
            <text:p>470036058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72486" calcext:value-type="float">
            <text:p>470037248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74104" calcext:value-type="float">
            <text:p>470037410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77345" calcext:value-type="float">
            <text:p>470037734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77917" calcext:value-type="float">
            <text:p>47003779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700377917" calcext:value-type="float">
            <text:p>47003779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254909" calcext:value-type="float">
            <text:p>480025490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274506" calcext:value-type="float">
            <text:p>480027450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295492" calcext:value-type="float">
            <text:p>480029549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04071" calcext:value-type="float">
            <text:p>480030407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04202" calcext:value-type="float">
            <text:p>480030420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06729" calcext:value-type="float">
            <text:p>480030672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06799" calcext:value-type="float">
            <text:p>480030679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11339" calcext:value-type="float">
            <text:p>480031133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18569" calcext:value-type="float">
            <text:p>480031856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23558" calcext:value-type="float">
            <text:p>480032355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23558" calcext:value-type="float">
            <text:p>480032355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33545" calcext:value-type="float">
            <text:p>480033354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34482" calcext:value-type="float">
            <text:p>480033448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36452" calcext:value-type="float">
            <text:p>480033645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41666" calcext:value-type="float">
            <text:p>480034166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51591" calcext:value-type="float">
            <text:p>480035159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52178" calcext:value-type="float">
            <text:p>480035217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54169" calcext:value-type="float">
            <text:p>480035416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55535" calcext:value-type="float">
            <text:p>480035553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57862" calcext:value-type="float">
            <text:p>480035786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71649" calcext:value-type="float">
            <text:p>48003716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76187" calcext:value-type="float">
            <text:p>480037618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85917" calcext:value-type="float">
            <text:p>48003859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800389155" calcext:value-type="float">
            <text:p>480038915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294134" calcext:value-type="float">
            <text:p>490029413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03580" calcext:value-type="float">
            <text:p>490030358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08429" calcext:value-type="float">
            <text:p>490030842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20317" calcext:value-type="float">
            <text:p>49003203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24678" calcext:value-type="float">
            <text:p>490032467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26128" calcext:value-type="float">
            <text:p>490032612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37098" calcext:value-type="float">
            <text:p>490033709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38595" calcext:value-type="float">
            <text:p>490033859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40928" calcext:value-type="float">
            <text:p>490034092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46369" calcext:value-type="float">
            <text:p>490034636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46369" calcext:value-type="float">
            <text:p>490034636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71189" calcext:value-type="float">
            <text:p>490037118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78636" calcext:value-type="float">
            <text:p>490037863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82687" calcext:value-type="float">
            <text:p>490038268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87648" calcext:value-type="float">
            <text:p>490038764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89213" calcext:value-type="float">
            <text:p>490038921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4900396187" calcext:value-type="float">
            <text:p>490039618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000286981" calcext:value-type="float">
            <text:p>500028698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000296636" calcext:value-type="float">
            <text:p>500029663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000321409" calcext:value-type="float">
            <text:p>500032140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000323057" calcext:value-type="float">
            <text:p>500032305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000329092" calcext:value-type="float">
            <text:p>500032909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000340995" calcext:value-type="float">
            <text:p>500034099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000359168" calcext:value-type="float">
            <text:p>500035916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100266053" calcext:value-type="float">
            <text:p>510026605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100297151" calcext:value-type="float">
            <text:p>510029715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100303071" calcext:value-type="float">
            <text:p>510030307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100329011" calcext:value-type="float">
            <text:p>510032901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100333631" calcext:value-type="float">
            <text:p>510033363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100396153" calcext:value-type="float">
            <text:p>510039615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200241435" calcext:value-type="float">
            <text:p>520024143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5200354447" calcext:value-type="float">
            <text:p>52003544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3500219618" calcext:value-type="float">
            <text:p>350021961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3900238092" calcext:value-type="float">
            <text:p>390023809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3900238092" calcext:value-type="float">
            <text:p>390023809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3900353359" calcext:value-type="float">
            <text:p>390035335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000259519" calcext:value-type="float">
            <text:p>400025951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000334310" calcext:value-type="float">
            <text:p>400033431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100289565" calcext:value-type="float">
            <text:p>410028956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100296874" calcext:value-type="float">
            <text:p>410029687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100301301" calcext:value-type="float">
            <text:p>410030130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100436857" calcext:value-type="float">
            <text:p>410043685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239289" calcext:value-type="float">
            <text:p>420023928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319084" calcext:value-type="float">
            <text:p>420031908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321451" calcext:value-type="float">
            <text:p>420032145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321451" calcext:value-type="float">
            <text:p>420032145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326045" calcext:value-type="float">
            <text:p>420032604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328272" calcext:value-type="float">
            <text:p>420032827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335565" calcext:value-type="float">
            <text:p>420033556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356812" calcext:value-type="float">
            <text:p>420035681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200356812" calcext:value-type="float">
            <text:p>420035681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234181" calcext:value-type="float">
            <text:p>430023418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251580" calcext:value-type="float">
            <text:p>430025158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275656" calcext:value-type="float">
            <text:p>430027565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275656" calcext:value-type="float">
            <text:p>430027565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279943" calcext:value-type="float">
            <text:p>430027994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285830" calcext:value-type="float">
            <text:p>430028583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302425" calcext:value-type="float">
            <text:p>430030242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305826" calcext:value-type="float">
            <text:p>430030582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313323" calcext:value-type="float">
            <text:p>430031332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320277" calcext:value-type="float">
            <text:p>430032027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320759" calcext:value-type="float">
            <text:p>430032075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334284" calcext:value-type="float">
            <text:p>430033428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300393868" calcext:value-type="float">
            <text:p>430039386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219820" calcext:value-type="float">
            <text:p>440021982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250490" calcext:value-type="float">
            <text:p>440025049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257658" calcext:value-type="float">
            <text:p>440025765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281412" calcext:value-type="float">
            <text:p>440028141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281797" calcext:value-type="float">
            <text:p>440028179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283564" calcext:value-type="float">
            <text:p>440028356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289291" calcext:value-type="float">
            <text:p>440028929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298242" calcext:value-type="float">
            <text:p>440029824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00172" calcext:value-type="float">
            <text:p>440030017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06451" calcext:value-type="float">
            <text:p>440030645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14217" calcext:value-type="float">
            <text:p>44003142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34847" calcext:value-type="float">
            <text:p>44003348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36432" calcext:value-type="float">
            <text:p>440033643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42897" calcext:value-type="float">
            <text:p>440034289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45750" calcext:value-type="float">
            <text:p>440034575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85152" calcext:value-type="float">
            <text:p>440038515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400393452" calcext:value-type="float">
            <text:p>440039345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194891" calcext:value-type="float">
            <text:p>450019489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46972" calcext:value-type="float">
            <text:p>450024697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46972" calcext:value-type="float">
            <text:p>450024697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46972" calcext:value-type="float">
            <text:p>450024697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50627" calcext:value-type="float">
            <text:p>45002506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54697" calcext:value-type="float">
            <text:p>450025469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65120" calcext:value-type="float">
            <text:p>450026512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78030" calcext:value-type="float">
            <text:p>450027803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91125" calcext:value-type="float">
            <text:p>450029112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92396" calcext:value-type="float">
            <text:p>450029239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93817" calcext:value-type="float">
            <text:p>450029381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97380" calcext:value-type="float">
            <text:p>450029738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99167" calcext:value-type="float">
            <text:p>450029916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299567" calcext:value-type="float">
            <text:p>450029956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07375" calcext:value-type="float">
            <text:p>450030737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11964" calcext:value-type="float">
            <text:p>450031196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15579" calcext:value-type="float">
            <text:p>450031557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17136" calcext:value-type="float">
            <text:p>450031713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20579" calcext:value-type="float">
            <text:p>450032057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27231" calcext:value-type="float">
            <text:p>4500327231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32386" calcext:value-type="float">
            <text:p>4500332386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36630" calcext:value-type="float">
            <text:p>450033663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38283" calcext:value-type="float">
            <text:p>450033828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59157" calcext:value-type="float">
            <text:p>450035915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364764" calcext:value-type="float">
            <text:p>450036476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500404973" calcext:value-type="float">
            <text:p>450040497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228127" calcext:value-type="float">
            <text:p>460022812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286308" calcext:value-type="float">
            <text:p>460028630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287303" calcext:value-type="float">
            <text:p>460028730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288949" calcext:value-type="float">
            <text:p>460028894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292395" calcext:value-type="float">
            <text:p>460029239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293274" calcext:value-type="float">
            <text:p>460029327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295884" calcext:value-type="float">
            <text:p>460029588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00588" calcext:value-type="float">
            <text:p>460030058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00928" calcext:value-type="float">
            <text:p>460030092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04054" calcext:value-type="float">
            <text:p>460030405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04504" calcext:value-type="float">
            <text:p>460030450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10168" calcext:value-type="float">
            <text:p>460031016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31222" calcext:value-type="float">
            <text:p>460033122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31222" calcext:value-type="float">
            <text:p>460033122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33329" calcext:value-type="float">
            <text:p>460033332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600337318" calcext:value-type="float">
            <text:p>4600337318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700267219" calcext:value-type="float">
            <text:p>4700267219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700290925" calcext:value-type="float">
            <text:p>470029092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700296865" calcext:value-type="float">
            <text:p>4700296865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700307747" calcext:value-type="float">
            <text:p>47003077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700325703" calcext:value-type="float">
            <text:p>4700325703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800260214" calcext:value-type="float">
            <text:p>480026021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4900279024" calcext:value-type="float">
            <text:p>490027902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100593702" calcext:value-type="float">
            <text:p>710059370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300625000" calcext:value-type="float">
            <text:p>730062500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500621060" calcext:value-type="float">
            <text:p>750062106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700566348" calcext:value-type="float">
            <text:p>770056634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700591082" calcext:value-type="float">
            <text:p>770059108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700603504" calcext:value-type="float">
            <text:p>770060350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800560834" calcext:value-type="float">
            <text:p>780056083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800587586" calcext:value-type="float">
            <text:p>780058758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800587773" calcext:value-type="float">
            <text:p>780058777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800588881" calcext:value-type="float">
            <text:p>780058888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800611846" calcext:value-type="float">
            <text:p>780061184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800690632" calcext:value-type="float">
            <text:p>780069063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546881" calcext:value-type="float">
            <text:p>790054688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546881" calcext:value-type="float">
            <text:p>790054688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553084" calcext:value-type="float">
            <text:p>790055308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582269" calcext:value-type="float">
            <text:p>790058226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626562" calcext:value-type="float">
            <text:p>790062656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633902" calcext:value-type="float">
            <text:p>790063390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635421" calcext:value-type="float">
            <text:p>790063542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642559" calcext:value-type="float">
            <text:p>790064255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7900778253" calcext:value-type="float">
            <text:p>790077825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000525701" calcext:value-type="float">
            <text:p>800052570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000567589" calcext:value-type="float">
            <text:p>800056758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000569477" calcext:value-type="float">
            <text:p>800056947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000587575" calcext:value-type="float">
            <text:p>800058757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000602657" calcext:value-type="float">
            <text:p>800060265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000687654" calcext:value-type="float">
            <text:p>800068765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493626" calcext:value-type="float">
            <text:p>810049362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494654" calcext:value-type="float">
            <text:p>810049465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528810" calcext:value-type="float">
            <text:p>810052881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552185" calcext:value-type="float">
            <text:p>810055218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552956" calcext:value-type="float">
            <text:p>810055295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558798" calcext:value-type="float">
            <text:p>810055879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562158" calcext:value-type="float">
            <text:p>810056215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564652" calcext:value-type="float">
            <text:p>810056465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587352" calcext:value-type="float">
            <text:p>810058735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592652" calcext:value-type="float">
            <text:p>810059265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05265" calcext:value-type="float">
            <text:p>810060526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06529" calcext:value-type="float">
            <text:p>810060652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12257" calcext:value-type="float">
            <text:p>810061225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15433" calcext:value-type="float">
            <text:p>810061543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18736" calcext:value-type="float">
            <text:p>810061873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39011" calcext:value-type="float">
            <text:p>810063901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46689" calcext:value-type="float">
            <text:p>810064668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63892" calcext:value-type="float">
            <text:p>810066389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72651" calcext:value-type="float">
            <text:p>810067265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672651" calcext:value-type="float">
            <text:p>810067265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714976" calcext:value-type="float">
            <text:p>810071497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100750772" calcext:value-type="float">
            <text:p>81007507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28852" calcext:value-type="float">
            <text:p>820052885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39820" calcext:value-type="float">
            <text:p>820053982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44471" calcext:value-type="float">
            <text:p>820054447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55608" calcext:value-type="float">
            <text:p>820055560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55838" calcext:value-type="float">
            <text:p>820055583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58854" calcext:value-type="float">
            <text:p>820055885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76419" calcext:value-type="float">
            <text:p>820057641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77919" calcext:value-type="float">
            <text:p>820057791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84583" calcext:value-type="float">
            <text:p>820058458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89590" calcext:value-type="float">
            <text:p>820058959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589990" calcext:value-type="float">
            <text:p>820058999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601410" calcext:value-type="float">
            <text:p>820060141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612916" calcext:value-type="float">
            <text:p>820061291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622571" calcext:value-type="float">
            <text:p>820062257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626065" calcext:value-type="float">
            <text:p>820062606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644217" calcext:value-type="float">
            <text:p>820064421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648948" calcext:value-type="float">
            <text:p>820064894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200772657" calcext:value-type="float">
            <text:p>820077265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03700" calcext:value-type="float">
            <text:p>830050370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25802" calcext:value-type="float">
            <text:p>830052580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25802" calcext:value-type="float">
            <text:p>830052580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25984" calcext:value-type="float">
            <text:p>830052598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41363" calcext:value-type="float">
            <text:p>830054136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44100" calcext:value-type="float">
            <text:p>830054410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68087" calcext:value-type="float">
            <text:p>830056808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76955" calcext:value-type="float">
            <text:p>830057695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81751" calcext:value-type="float">
            <text:p>830058175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591469" calcext:value-type="float">
            <text:p>830059146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602697" calcext:value-type="float">
            <text:p>830060269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623397" calcext:value-type="float">
            <text:p>830062339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647046" calcext:value-type="float">
            <text:p>830064704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655788" calcext:value-type="float">
            <text:p>830065578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300677947" calcext:value-type="float">
            <text:p>830067794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557060" calcext:value-type="float">
            <text:p>840055706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558588" calcext:value-type="float">
            <text:p>840055858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573697" calcext:value-type="float">
            <text:p>840057369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584668" calcext:value-type="float">
            <text:p>840058466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587549" calcext:value-type="float">
            <text:p>840058754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606204" calcext:value-type="float">
            <text:p>840060620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627049" calcext:value-type="float">
            <text:p>840062704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649799" calcext:value-type="float">
            <text:p>840064979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400729530" calcext:value-type="float">
            <text:p>840072953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500568793" calcext:value-type="float">
            <text:p>850056879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500601761" calcext:value-type="float">
            <text:p>850060176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500631124" calcext:value-type="float">
            <text:p>850063112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600535238" calcext:value-type="float">
            <text:p>860053523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600549961" calcext:value-type="float">
            <text:p>860054996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600601815" calcext:value-type="float">
            <text:p>860060181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600615814" calcext:value-type="float">
            <text:p>860061581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float" office:value="8700539677" calcext:value-type="float">
            <text:p>870053967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300522862" calcext:value-type="float">
            <text:p>530052286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500473788" calcext:value-type="float">
            <text:p>550047378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700473251" calcext:value-type="float">
            <text:p>570047325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700498190" calcext:value-type="float">
            <text:p>570049819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700538049" calcext:value-type="float">
            <text:p>570053804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800383670" calcext:value-type="float">
            <text:p>580038367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800519951" calcext:value-type="float">
            <text:p>580051995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800537922" calcext:value-type="float">
            <text:p>580053792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900408964" calcext:value-type="float">
            <text:p>590040896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900514177" calcext:value-type="float">
            <text:p>590051417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5900591549" calcext:value-type="float">
            <text:p>590059154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12407" calcext:value-type="float">
            <text:p>600041240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13273" calcext:value-type="float">
            <text:p>600041327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22450" calcext:value-type="float">
            <text:p>60004224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31734" calcext:value-type="float">
            <text:p>600043173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32409" calcext:value-type="float">
            <text:p>600043240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32409" calcext:value-type="float">
            <text:p>600043240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32757" calcext:value-type="float">
            <text:p>600043275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35300" calcext:value-type="float">
            <text:p>600043530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40991" calcext:value-type="float">
            <text:p>600044099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56420" calcext:value-type="float">
            <text:p>600045642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475655" calcext:value-type="float">
            <text:p>600047565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510450" calcext:value-type="float">
            <text:p>60005104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512050" calcext:value-type="float">
            <text:p>60005120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531864" calcext:value-type="float">
            <text:p>600053186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000604325" calcext:value-type="float">
            <text:p>600060432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398950" calcext:value-type="float">
            <text:p>61003989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17242" calcext:value-type="float">
            <text:p>610041724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35858" calcext:value-type="float">
            <text:p>610043585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47262" calcext:value-type="float">
            <text:p>610044726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49546" calcext:value-type="float">
            <text:p>610044954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59469" calcext:value-type="float">
            <text:p>610045946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65523" calcext:value-type="float">
            <text:p>610046552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68451" calcext:value-type="float">
            <text:p>610046845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80770" calcext:value-type="float">
            <text:p>610048077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90683" calcext:value-type="float">
            <text:p>610049068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96397" calcext:value-type="float">
            <text:p>610049639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496898" calcext:value-type="float">
            <text:p>610049689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505775" calcext:value-type="float">
            <text:p>610050577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524799" calcext:value-type="float">
            <text:p>610052479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100536500" calcext:value-type="float">
            <text:p>610053650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313655" calcext:value-type="float">
            <text:p>620031365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16422" calcext:value-type="float">
            <text:p>620041642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16812" calcext:value-type="float">
            <text:p>620041681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20620" calcext:value-type="float">
            <text:p>620042062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22422" calcext:value-type="float">
            <text:p>620042242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53946" calcext:value-type="float">
            <text:p>620045394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72666" calcext:value-type="float">
            <text:p>620047266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72666" calcext:value-type="float">
            <text:p>620047266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89811" calcext:value-type="float">
            <text:p>620048981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92446" calcext:value-type="float">
            <text:p>620049244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499121" calcext:value-type="float">
            <text:p>620049912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514329" calcext:value-type="float">
            <text:p>620051432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514329" calcext:value-type="float">
            <text:p>620051432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540134" calcext:value-type="float">
            <text:p>620054013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200542704" calcext:value-type="float">
            <text:p>620054270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03407" calcext:value-type="float">
            <text:p>630040340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37797" calcext:value-type="float">
            <text:p>630043779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44674" calcext:value-type="float">
            <text:p>630044467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44674" calcext:value-type="float">
            <text:p>630044467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46057" calcext:value-type="float">
            <text:p>630044605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46950" calcext:value-type="float">
            <text:p>63004469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54900" calcext:value-type="float">
            <text:p>630045490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60963" calcext:value-type="float">
            <text:p>630046096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64463" calcext:value-type="float">
            <text:p>630046446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89319" calcext:value-type="float">
            <text:p>630048931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90107" calcext:value-type="float">
            <text:p>630049010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493264" calcext:value-type="float">
            <text:p>630049326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500576" calcext:value-type="float">
            <text:p>630050057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501950" calcext:value-type="float">
            <text:p>63005019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503147" calcext:value-type="float">
            <text:p>630050314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512434" calcext:value-type="float">
            <text:p>630051243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513978" calcext:value-type="float">
            <text:p>630051397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300516389" calcext:value-type="float">
            <text:p>630051638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400373434" calcext:value-type="float">
            <text:p>640037343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400416857" calcext:value-type="float">
            <text:p>640041685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400431713" calcext:value-type="float">
            <text:p>640043171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400448499" calcext:value-type="float">
            <text:p>640044849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400486117" calcext:value-type="float">
            <text:p>640048611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400488691" calcext:value-type="float">
            <text:p>640048869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400504136" calcext:value-type="float">
            <text:p>640050413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400547950" calcext:value-type="float">
            <text:p>64005479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391759" calcext:value-type="float">
            <text:p>650039175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414600" calcext:value-type="float">
            <text:p>650041460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436867" calcext:value-type="float">
            <text:p>650043686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439268" calcext:value-type="float">
            <text:p>650043926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441954" calcext:value-type="float">
            <text:p>650044195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444756" calcext:value-type="float">
            <text:p>650044475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445156" calcext:value-type="float">
            <text:p>650044515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457109" calcext:value-type="float">
            <text:p>650045710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465976" calcext:value-type="float">
            <text:p>650046597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536830" calcext:value-type="float">
            <text:p>650053683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500543880" calcext:value-type="float">
            <text:p>650054388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600459623" calcext:value-type="float">
            <text:p>660045962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600472938" calcext:value-type="float">
            <text:p>660047293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700454119" calcext:value-type="float">
            <text:p>670045411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700561130" calcext:value-type="float">
            <text:p>670056113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9" calcext:value-type="float">
            <text:p>49</text:p>
          </table:table-cell>
          <table:table-cell office:value-type="float" office:value="6800373217" calcext:value-type="float">
            <text:p>680037321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4900420260" calcext:value-type="float">
            <text:p>490042026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400426350" calcext:value-type="float">
            <text:p>54004263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400433829" calcext:value-type="float">
            <text:p>540043382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400462554" calcext:value-type="float">
            <text:p>540046255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400481583" calcext:value-type="float">
            <text:p>540048158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400483308" calcext:value-type="float">
            <text:p>540048330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400487461" calcext:value-type="float">
            <text:p>540048746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357643" calcext:value-type="float">
            <text:p>550035764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405885" calcext:value-type="float">
            <text:p>550040588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416172" calcext:value-type="float">
            <text:p>550041617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417579" calcext:value-type="float">
            <text:p>550041757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442680" calcext:value-type="float">
            <text:p>550044268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459229" calcext:value-type="float">
            <text:p>550045922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475353" calcext:value-type="float">
            <text:p>550047535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481170" calcext:value-type="float">
            <text:p>550048117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494191" calcext:value-type="float">
            <text:p>550049419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500574767" calcext:value-type="float">
            <text:p>550057476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385609" calcext:value-type="float">
            <text:p>560038560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385609" calcext:value-type="float">
            <text:p>560038560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00452" calcext:value-type="float">
            <text:p>560040045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30229" calcext:value-type="float">
            <text:p>560043022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46992" calcext:value-type="float">
            <text:p>560044699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52339" calcext:value-type="float">
            <text:p>560045233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59128" calcext:value-type="float">
            <text:p>560045912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67709" calcext:value-type="float">
            <text:p>560046770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67709" calcext:value-type="float">
            <text:p>560046770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70759" calcext:value-type="float">
            <text:p>560047075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600471017" calcext:value-type="float">
            <text:p>560047101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360954" calcext:value-type="float">
            <text:p>570036095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388122" calcext:value-type="float">
            <text:p>570038812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429815" calcext:value-type="float">
            <text:p>570042981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453739" calcext:value-type="float">
            <text:p>570045373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460319" calcext:value-type="float">
            <text:p>570046031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469214" calcext:value-type="float">
            <text:p>570046921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469727" calcext:value-type="float">
            <text:p>570046972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488265" calcext:value-type="float">
            <text:p>570048826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508804" calcext:value-type="float">
            <text:p>570050880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508804" calcext:value-type="float">
            <text:p>570050880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700578492" calcext:value-type="float">
            <text:p>570057849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318474" calcext:value-type="float">
            <text:p>580031847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348707" calcext:value-type="float">
            <text:p>580034870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371433" calcext:value-type="float">
            <text:p>580037143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385710" calcext:value-type="float">
            <text:p>580038571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394001" calcext:value-type="float">
            <text:p>580039400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394001" calcext:value-type="float">
            <text:p>580039400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394082" calcext:value-type="float">
            <text:p>580039408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19277" calcext:value-type="float">
            <text:p>580041927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28225" calcext:value-type="float">
            <text:p>580042822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39237" calcext:value-type="float">
            <text:p>580043923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52377" calcext:value-type="float">
            <text:p>580045237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56101" calcext:value-type="float">
            <text:p>580045610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69683" calcext:value-type="float">
            <text:p>580046968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76659" calcext:value-type="float">
            <text:p>580047665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88894" calcext:value-type="float">
            <text:p>580048889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491909" calcext:value-type="float">
            <text:p>580049190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800550588" calcext:value-type="float">
            <text:p>580055058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381860" calcext:value-type="float">
            <text:p>590038186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24002" calcext:value-type="float">
            <text:p>590042400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26569" calcext:value-type="float">
            <text:p>590042656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38828" calcext:value-type="float">
            <text:p>590043882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40326" calcext:value-type="float">
            <text:p>590044032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51815" calcext:value-type="float">
            <text:p>590045181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64916" calcext:value-type="float">
            <text:p>590046491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65990" calcext:value-type="float">
            <text:p>590046599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66147" calcext:value-type="float">
            <text:p>590046614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75020" calcext:value-type="float">
            <text:p>590047502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82914" calcext:value-type="float">
            <text:p>590048291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487456" calcext:value-type="float">
            <text:p>590048745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503902" calcext:value-type="float">
            <text:p>590050390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516159" calcext:value-type="float">
            <text:p>590051615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525551" calcext:value-type="float">
            <text:p>590052555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530863" calcext:value-type="float">
            <text:p>590053086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5900539292" calcext:value-type="float">
            <text:p>590053929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357142" calcext:value-type="float">
            <text:p>600035714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369158" calcext:value-type="float">
            <text:p>600036915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395527" calcext:value-type="float">
            <text:p>6000395527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04233" calcext:value-type="float">
            <text:p>6000404233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05982" calcext:value-type="float">
            <text:p>600040598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16210" calcext:value-type="float">
            <text:p>600041621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20490" calcext:value-type="float">
            <text:p>600042049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25641" calcext:value-type="float">
            <text:p>600042564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41449" calcext:value-type="float">
            <text:p>600044144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46769" calcext:value-type="float">
            <text:p>600044676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67401" calcext:value-type="float">
            <text:p>600046740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72219" calcext:value-type="float">
            <text:p>600047221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72620" calcext:value-type="float">
            <text:p>600047262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481454" calcext:value-type="float">
            <text:p>600048145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551579" calcext:value-type="float">
            <text:p>6000551579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000630471" calcext:value-type="float">
            <text:p>600063047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355481" calcext:value-type="float">
            <text:p>610035548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396750" calcext:value-type="float">
            <text:p>610039675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425076" calcext:value-type="float">
            <text:p>6100425076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446140" calcext:value-type="float">
            <text:p>6100446140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448358" calcext:value-type="float">
            <text:p>610044835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449624" calcext:value-type="float">
            <text:p>610044962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462214" calcext:value-type="float">
            <text:p>610046221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462214" calcext:value-type="float">
            <text:p>6100462214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100496438" calcext:value-type="float">
            <text:p>6100496438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200429122" calcext:value-type="float">
            <text:p>620042912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6200471373" calcext:value-type="float">
            <text:p>6200471373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Hoja1.A1:Hoja1.C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6:11:50.666093230</dc:date>
    <meta:document-statistic meta:table-count="1" meta:cell-count="2732" meta:object-count="0"/>
    <meta:generator>LibreOffice/4.2.8.2$Linux_X86_64 LibreOffice_project/420m0$Build-2</meta:generator>
  </office:meta>
</office:document-meta>
</file>